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fbba3" style:font-size-asian="14pt" style:font-name-complex="Times New Roman2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fbba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fbba3" style:font-size-asian="14pt" style:font-weight-asian="bold" style:font-name-complex="Times New Roman2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1fbba3" officeooo:paragraph-rsid="00219dd8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1fbba3" style:font-size-asian="18pt" style:font-weight-asian="bold" style:font-name-complex="Times New Roman2" style:font-size-complex="18pt"/>
    </style:style>
    <style:style style:name="P6" style:family="paragraph" style:parent-style-name="Standard">
      <style:text-properties style:font-name="Times New Roman" fo:font-size="18pt" fo:font-weight="bold" officeooo:paragraph-rsid="001fbba3" style:font-size-asian="18pt" style:font-weight-asian="bold" style:font-name-complex="Times New Roman2" style:font-size-complex="18pt"/>
    </style:style>
    <style:style style:name="P7" style:family="paragraph" style:parent-style-name="Standard">
      <style:paragraph-properties fo:text-align="center" style:justify-single-word="false"/>
      <style:text-properties officeooo:paragraph-rsid="001fbba3"/>
    </style:style>
    <style:style style:name="P8" style:family="paragraph" style:parent-style-name="Standard">
      <style:paragraph-properties fo:line-height="100%" fo:text-align="start" style:justify-single-word="false"/>
      <style:text-properties fo:font-size="15pt" style:text-underline-style="none" fo:font-weight="bold" officeooo:rsid="00219dd8" officeooo:paragraph-rsid="00219dd8" style:font-weight-asian="bold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fo:font-size="15pt" style:text-underline-style="none" fo:font-weight="bold" officeooo:rsid="0024286a" officeooo:paragraph-rsid="0024286a" style:font-weight-asian="bold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fo:font-size="15pt" style:text-underline-style="none" fo:font-weight="bold" officeooo:rsid="0024d5e0" officeooo:paragraph-rsid="0024d5e0" style:font-weight-asian="bold" style:font-weight-complex="bold"/>
    </style:style>
    <style:style style:name="P11" style:family="paragraph" style:parent-style-name="Standard">
      <style:paragraph-properties style:line-height-at-least="0.503cm"/>
      <style:text-properties fo:font-size="15pt" style:text-underline-style="none" fo:font-weight="bold" officeooo:rsid="0024d5e0" officeooo:paragraph-rsid="0024d5e0" style:font-weight-asian="bold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fo:font-size="15pt" fo:font-weight="bold" officeooo:paragraph-rsid="0024e706"/>
    </style:style>
    <style:style style:name="P13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4" style:family="paragraph" style:parent-style-name="Standard">
      <style:paragraph-properties style:line-height-at-least="0.503cm"/>
      <style:text-properties fo:color="#000000" fo:background-color="#ffffff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Droid Sans Fallback" fo:font-size="10.5pt" style:text-underline-style="none" fo:font-weight="normal" officeooo:rsid="0024d5e0" officeooo:paragraph-rsid="0024d5e0" fo:background-color="#ffffff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1" fo:font-size="14pt" style:text-underline-style="none" fo:font-weight="normal" officeooo:rsid="001fbba3" officeooo:paragraph-rsid="00219dd8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style:font-name="Times New Roman1" fo:font-size="14pt" style:text-underline-style="none" fo:font-weight="normal" officeooo:rsid="0024d5e0" officeooo:paragraph-rsid="0024286a" fo:background-color="#ffffff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style:font-name="Times New Roman1" fo:font-size="14pt" style:text-underline-style="none" fo:font-weight="normal" officeooo:rsid="0024d5e0" officeooo:paragraph-rsid="0024d5e0" fo:background-color="#ffffff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style:font-name="Times New Roman1" fo:font-size="14pt" style:text-underline-style="none" fo:font-weight="bold" officeooo:rsid="00219dd8" officeooo:paragraph-rsid="00219dd8" fo:background-color="#ffffff" style:font-name-asian="Times New Roman2" style:font-size-asian="12.25pt" style:language-asian="ru" style:country-asian="RU" style:font-weight-asian="bold" style:font-name-complex="Times New Roman2" style:font-size-complex="14pt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style:font-name="Times New Roman1" fo:font-size="15pt" style:text-underline-style="none" fo:font-weight="bold" officeooo:rsid="00207f9b" officeooo:paragraph-rsid="00219dd8" style:font-name-asian="Times New Roman2" style:font-size-asian="13.1000003814697pt" style:language-asian="ru" style:country-asian="RU" style:font-weight-asian="bold" style:font-name-complex="Times New Roman2" style:font-size-complex="15pt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style:font-name="Times New Roman1" fo:font-size="15pt" style:text-underline-style="none" fo:font-weight="bold" officeooo:rsid="00219dd8" officeooo:paragraph-rsid="00219dd8" fo:background-color="#ffffff" style:font-name-asian="Times New Roman2" style:font-size-asian="13.1000003814697pt" style:language-asian="ru" style:country-asian="RU" style:font-weight-asian="bold" style:font-name-complex="Times New Roman2" style:font-size-complex="15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Times New Roman1" fo:font-size="15pt" style:text-underline-style="none" fo:font-weight="bold" officeooo:rsid="0024d5e0" officeooo:paragraph-rsid="0024d5e0" fo:background-color="#ffffff" style:font-name-asian="Times New Roman2" style:font-size-asian="13.1000003814697pt" style:language-asian="ru" style:country-asian="RU" style:font-weight-asian="bold" style:font-name-complex="Times New Roman2" style:font-size-complex="15pt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Times New Roman1" fo:font-size="10.5pt" style:text-underline-style="none" fo:font-weight="normal" officeooo:rsid="0024d5e0" officeooo:paragraph-rsid="0024d5e0" fo:background-color="#ffffff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24" style:family="paragraph" style:parent-style-name="Standard">
      <style:paragraph-properties style:line-height-at-least="0.503cm"/>
    </style:style>
    <style:style style:name="P25" style:family="paragraph" style:parent-style-name="Standard">
      <style:paragraph-properties fo:text-align="justify" style:justify-single-word="false"/>
      <style:text-properties style:text-underline-style="none" officeooo:rsid="001fbba3" officeooo:paragraph-rsid="00219dd8"/>
    </style:style>
    <style:style style:name="P2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paragraph-rsid="001fbba3" style:font-name-asian="Times New Roman2" style:font-size-asian="14pt" style:font-name-complex="Times New Roman2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1fbba3" style:font-name-asian="Times New Roman2" style:font-size-asian="14pt" style:font-name-complex="Times New Roman2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1fbba3"/>
    </style:style>
    <style:style style:name="P29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1fbba3" style:font-name-asian="Times New Roman2" style:font-size-asian="14pt" style:font-name-complex="Times New Roman2" style:font-size-complex="14pt"/>
    </style:style>
    <style:style style:name="P30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rsid="0011d073" officeooo:paragraph-rsid="001fbba3" style:font-name-asian="Times New Roman2" style:font-size-asian="14pt" style:font-name-complex="Times New Roman2" style:font-size-complex="14pt"/>
    </style:style>
    <style:style style:name="P31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officeooo:paragraph-rsid="001fbba3" style:font-name-asian="Times New Roman2" style:font-size-asian="14pt" style:font-name-complex="Times New Roman2" style:font-size-complex="14pt"/>
    </style:style>
    <style:style style:name="P32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fo:color="#000000" style:font-name="Times New Roman" fo:font-size="14pt" style:text-underline-style="none" fo:font-weight="normal" officeooo:rsid="002085a1" officeooo:paragraph-rsid="00219dd8" fo:background-color="#fffff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33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fo:color="#000000" style:font-name="Times New Roman" fo:font-size="14pt" fo:font-weight="normal" officeooo:rsid="00219dd8" officeooo:paragraph-rsid="0024d5e0" fo:background-color="#fffff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34" style:family="paragraph" style:parent-style-name="List_20_Paragraph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>
        <style:tab-stops>
          <style:tab-stop style:position="2cm"/>
          <style:tab-stop style:position="4.001cm"/>
          <style:tab-stop style:position="6.267cm"/>
        </style:tab-stops>
      </style:paragraph-properties>
      <style:text-properties fo:color="#000000" style:font-name="Times New Roman" fo:font-size="14pt" fo:font-weight="normal" officeooo:rsid="00298e0d" officeooo:paragraph-rsid="00298e0d" fo:background-color="#fffff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officeooo:paragraph-rsid="001fbba3" style:font-size-asian="14pt" style:font-name-complex="Times New Roman2" style:font-size-complex="14pt"/>
    </style:style>
    <style:style style:name="P36" style:family="paragraph" style:parent-style-name="Standard" style:list-style-name="L1">
      <style:paragraph-properties fo:line-height="100%" fo:text-align="start" style:justify-single-word="false"/>
      <style:text-properties fo:font-size="15pt" style:text-underline-style="none" fo:font-weight="bold" officeooo:rsid="00219dd8" officeooo:paragraph-rsid="00226054" style:font-weight-asian="bold" style:font-weight-complex="bold"/>
    </style:style>
    <style:style style:name="P37" style:family="paragraph" style:parent-style-name="Standard" style:list-style-name="L1">
      <style:paragraph-properties fo:line-height="100%" fo:text-align="start" style:justify-single-word="false"/>
      <style:text-properties fo:font-size="15pt" style:text-underline-style="none" fo:font-weight="bold" officeooo:rsid="00226054" officeooo:paragraph-rsid="0024286a" style:font-weight-asian="bold" style:font-weight-complex="bold"/>
    </style:style>
    <style:style style:name="P38" style:family="paragraph" style:parent-style-name="Standard" style:list-style-name="WWNum1">
      <style:paragraph-properties fo:text-align="start" style:justify-single-word="false" fo:break-before="page"/>
      <style:text-properties style:font-name="Times New Roman" fo:font-size="15pt" style:text-underline-style="none" fo:font-weight="bold" officeooo:paragraph-rsid="00219dd8" style:font-size-asian="15pt" style:font-weight-asian="bold" style:font-name-complex="Times New Roman2" style:font-size-complex="15pt"/>
    </style:style>
    <style:style style:name="P39" style:family="paragraph" style:parent-style-name="List_20_Paragraph" style:list-style-name="WWNum1">
      <style:text-properties style:font-name="Times New Roman" fo:font-size="14pt" officeooo:paragraph-rsid="001fbba3" style:font-size-asian="14pt" style:font-name-complex="Times New Roman2" style:font-size-complex="14pt"/>
    </style:style>
    <style:style style:name="P40" style:family="paragraph" style:parent-style-name="List_20_Paragraph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>
        <style:tab-stops>
          <style:tab-stop style:position="2cm"/>
          <style:tab-stop style:position="4.001cm"/>
          <style:tab-stop style:position="6.267cm"/>
        </style:tab-stops>
      </style:paragraph-properties>
      <style:text-properties fo:color="#000000" style:font-name="Times New Roman" fo:font-size="15pt" fo:font-weight="bold" officeooo:rsid="00298e0d" officeooo:paragraph-rsid="00298e0d" fo:background-color="#ffffff" style:font-name-asian="Times New Roman2" style:font-size-asian="13.1000003814697pt" style:language-asian="ru" style:country-asian="RU" style:font-weight-asian="bold" style:font-name-complex="Times New Roman2" style:font-size-complex="15pt" style:font-weight-complex="bold"/>
    </style:style>
    <style:style style:name="P41" style:family="paragraph" style:parent-style-name="List_20_Paragraph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>
        <style:tab-stops>
          <style:tab-stop style:position="2cm"/>
          <style:tab-stop style:position="4.001cm"/>
          <style:tab-stop style:position="6.267cm"/>
        </style:tab-stops>
      </style:paragraph-properties>
      <style:text-properties fo:color="#000000" style:font-name="Times New Roman" fo:font-size="15pt" fo:font-weight="bold" officeooo:rsid="002b3372" officeooo:paragraph-rsid="002b3372" fo:background-color="#ffffff" style:font-name-asian="Times New Roman2" style:font-size-asian="13.1000003814697pt" style:language-asian="ru" style:country-asian="RU" style:font-weight-asian="bold" style:font-name-complex="Times New Roman2" style:font-size-complex="15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2" style:family="text">
      <style:text-properties style:font-name="Times New Roman" fo:font-size="14pt" fo:font-weight="bold" officeooo:rsid="00277acf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4" style:family="text"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T5" style:family="text">
      <style:text-properties fo:color="#000000" style:font-name="Times New Roman" fo:font-size="14pt" officeooo:rsid="0019befa" style:font-name-asian="Times New Roman2" style:font-size-asian="14pt" style:font-name-complex="Times New Roman2" style:font-size-complex="14pt"/>
    </style:style>
    <style:style style:name="T6" style:family="text">
      <style:text-properties fo:color="#000000" style:font-name="Times New Roman" fo:font-size="14pt" officeooo:rsid="001fbba3" style:font-name-asian="Times New Roman2" style:font-size-asian="14pt" style:font-name-complex="Times New Roman2" style:font-size-complex="14pt"/>
    </style:style>
    <style:style style:name="T7" style:family="text">
      <style:text-properties fo:color="#000000" style:font-name="Times New Roman" fo:font-size="14pt" fo:font-weight="bold" style:font-name-asian="Times New Roman2" style:font-size-asian="14pt" style:language-asian="ru" style:country-asian="RU" style:font-weight-asian="bold" style:font-name-complex="Times New Roman2" style:font-size-complex="14pt" style:font-weight-complex="normal"/>
    </style:style>
    <style:style style:name="T8" style:family="text">
      <style:text-properties fo:color="#000000" style:font-name="Times New Roman" fo:font-size="14pt" fo:language="en" fo:country="US" fo:font-weight="normal" officeooo:rsid="00207f9b" fo:background-color="#ffffff" loext:char-shading-value="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9" style:family="text">
      <style:text-properties fo:color="#000000" style:font-name="Times New Roman" fo:font-size="14pt" fo:font-weight="normal" officeooo:rsid="00207f9b" fo:background-color="#ffffff" loext:char-shading-value="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0" style:family="text">
      <style:text-properties fo:color="#000000" style:font-name="Times New Roman" fo:font-size="14pt" fo:font-weight="normal" officeooo:rsid="002085a1" fo:background-color="#ffffff" loext:char-shading-value="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1" style:family="text">
      <style:text-properties fo:color="#000000" style:font-name="Times New Roman" fo:font-size="14pt" fo:font-weight="normal" officeooo:rsid="0024286a" fo:background-color="#ffffff" loext:char-shading-value="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2" style:family="text">
      <style:text-properties fo:color="#000000" style:font-name="Times New Roman" fo:font-size="14pt" fo:background-color="#ffffff" loext:char-shading-value="0" style:font-name-asian="Times New Roman2" style:font-size-asian="14pt" style:language-asian="ru" style:country-asian="RU" style:font-name-complex="Times New Roman2" style:font-size-complex="14pt"/>
    </style:style>
    <style:style style:name="T13" style:family="text">
      <style:text-properties fo:color="#000000" style:font-name="Times New Roman" fo:font-size="14pt" officeooo:rsid="002085a1" fo:background-color="#ffffff" loext:char-shading-value="0" style:font-name-asian="Times New Roman2" style:font-size-asian="14pt" style:language-asian="ru" style:country-asian="RU" style:font-name-complex="Times New Roman2" style:font-size-complex="14pt"/>
    </style:style>
    <style:style style:name="T14" style:family="text">
      <style:text-properties fo:color="#000000" style:font-name="Times New Roman" fo:background-color="#ffffff" loext:char-shading-value="0" style:font-name-asian="Times New Roman2" style:font-size-asian="15pt" style:language-asian="ru" style:country-asian="RU" style:font-name-complex="Times New Roman2" style:font-size-complex="15pt"/>
    </style:style>
    <style:style style:name="T15" style:family="text">
      <style:text-properties fo:color="#000000" style:font-name="Times New Roman1" fo:font-size="14pt" fo:font-weight="normal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6" style:family="text">
      <style:text-properties fo:color="#000000" style:font-name="Times New Roman1" fo:font-size="14pt" fo:font-weight="normal" officeooo:rsid="002085a1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7" style:family="text">
      <style:text-properties fo:color="#000000" style:font-name="Times New Roman1" fo:font-size="14pt" fo:font-weight="normal" fo:background-color="#ffffff" loext:char-shading-value="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18" style:family="text">
      <style:text-properties fo:color="#000000" style:font-name="Times New Roman1" fo:font-size="14pt" fo:font-weight="normal" officeooo:rsid="0024d5e0" fo:background-color="#ffffff" loext:char-shading-value="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19" style:family="text">
      <style:text-properties fo:color="#000000" style:font-name="Times New Roman1" fo:font-size="14pt" fo:font-weight="normal" officeooo:rsid="0024e706" fo:background-color="#ffffff" loext:char-shading-value="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0" style:family="text">
      <style:text-properties fo:color="#000000" style:font-name="Times New Roman1" fo:font-size="14pt" fo:background-color="#ffffff" loext:char-shading-value="0" style:font-name-asian="Times New Roman2" style:font-size-asian="12.25pt" style:language-asian="ru" style:country-asian="RU" style:font-name-complex="Times New Roman2" style:font-size-complex="14pt"/>
    </style:style>
    <style:style style:name="T21" style:family="text">
      <style:text-properties fo:color="#000000" style:font-name="Times New Roman1" fo:font-size="14pt" officeooo:rsid="00207f9b" fo:background-color="#ffffff" loext:char-shading-value="0" style:font-name-asian="Times New Roman2" style:font-size-asian="12.25pt" style:language-asian="ru" style:country-asian="RU" style:font-name-complex="Times New Roman2" style:font-size-complex="14pt"/>
    </style:style>
    <style:style style:name="T22" style:family="text">
      <style:text-properties fo:color="#000000" style:font-name="Times New Roman1" fo:font-size="14pt" officeooo:rsid="00226054" fo:background-color="#ffffff" loext:char-shading-value="0" style:font-name-asian="Times New Roman2" style:font-size-asian="12.25pt" style:language-asian="ru" style:country-asian="RU" style:font-name-complex="Times New Roman2" style:font-size-complex="14pt"/>
    </style:style>
    <style:style style:name="T23" style:family="text">
      <style:text-properties fo:color="#000000" style:font-name="Times New Roman1" fo:font-size="14pt" style:text-underline-style="none" fo:font-weight="normal" officeooo:rsid="00207f9b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4" style:family="text">
      <style:text-properties fo:color="#000000" style:font-name="Times New Roman1" fo:font-size="14pt" style:text-underline-style="none" fo:font-weight="normal" fo:background-color="#ffffff" loext:char-shading-value="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5" style:family="text">
      <style:text-properties fo:color="#000000" style:font-name="Times New Roman1" fo:font-size="14pt" style:text-underline-style="none" fo:font-weight="normal" officeooo:rsid="00207f9b" fo:background-color="#ffffff" loext:char-shading-value="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6" style:family="text">
      <style:text-properties fo:color="#000000" style:font-name="Times New Roman1" fo:font-size="14pt" style:text-underline-style="none" fo:font-weight="normal" officeooo:rsid="0024e706" fo:background-color="#ffffff" loext:char-shading-value="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7" style:family="text">
      <style:text-properties fo:color="#000000" style:font-name="Times New Roman1" fo:background-color="#ffffff" loext:char-shading-value="0" style:font-name-asian="Times New Roman2" style:font-size-asian="13.1000003814697pt" style:language-asian="ru" style:country-asian="RU" style:font-name-complex="Times New Roman2" style:font-size-complex="15pt"/>
    </style:style>
    <style:style style:name="T28" style:family="text">
      <style:text-properties fo:color="#000000" style:font-name="Times New Roman1" style:text-underline-style="none" officeooo:rsid="00207f9b" style:font-name-asian="Times New Roman2" style:font-size-asian="13.1000003814697pt" style:language-asian="ru" style:country-asian="RU" style:font-weight-asian="bold" style:font-name-complex="Times New Roman2" style:font-size-complex="15pt" style:font-weight-complex="bold"/>
    </style:style>
    <style:style style:name="T29" style:family="text">
      <style:text-properties officeooo:rsid="001fbba3"/>
    </style:style>
    <style:style style:name="T30" style:family="text">
      <style:text-properties fo:color="#af00db"/>
    </style:style>
    <style:style style:name="T31" style:family="text">
      <style:text-properties fo:color="#af00db" style:font-name="Droid Sans Mono" fo:font-size="10.5pt" fo:font-weight="normal"/>
    </style:style>
    <style:style style:name="T32" style:family="text">
      <style:text-properties fo:color="#af00db" style:font-name-asian="Times New Roman2" style:language-asian="ru" style:country-asian="RU" style:font-name-complex="Times New Roman2"/>
    </style:style>
    <style:style style:name="T33" style:family="text">
      <style:text-properties fo:color="#0000ff"/>
    </style:style>
    <style:style style:name="T34" style:family="text">
      <style:text-properties fo:color="#0000ff" style:font-name="Droid Sans Mono" fo:font-size="10.5pt" fo:font-weight="normal"/>
    </style:style>
    <style:style style:name="T35" style:family="text">
      <style:text-properties fo:color="#0000ff" style:font-name-asian="Times New Roman2" style:language-asian="ru" style:country-asian="RU" style:font-name-complex="Times New Roman2"/>
    </style:style>
    <style:style style:name="T36" style:family="text">
      <style:text-properties fo:color="#a31515"/>
    </style:style>
    <style:style style:name="T37" style:family="text">
      <style:text-properties fo:color="#a31515" style:font-name="Droid Sans Mono" fo:font-size="10.5pt" fo:font-weight="normal"/>
    </style:style>
    <style:style style:name="T38" style:family="text">
      <style:text-properties fo:color="#a31515" style:font-name-asian="Times New Roman2" style:language-asian="ru" style:country-asian="RU" style:font-name-complex="Times New Roman2"/>
    </style:style>
    <style:style style:name="T39" style:family="text">
      <style:text-properties fo:color="#795e26"/>
    </style:style>
    <style:style style:name="T40" style:family="text">
      <style:text-properties fo:color="#795e26" style:font-name="Droid Sans Mono" fo:font-size="10.5pt" fo:font-weight="normal"/>
    </style:style>
    <style:style style:name="T41" style:family="text">
      <style:text-properties style:font-name="Droid Sans Mono" fo:font-size="10.5pt" fo:font-weight="normal"/>
    </style:style>
    <style:style style:name="T42" style:family="text">
      <style:text-properties fo:color="#001080" style:font-name="Droid Sans Mono" fo:font-size="10.5pt" fo:font-weight="normal"/>
    </style:style>
    <style:style style:name="T43" style:family="text">
      <style:text-properties fo:color="#09885a" style:font-name="Droid Sans Mono" fo:font-size="10.5pt" fo:font-weight="normal"/>
    </style:style>
    <style:style style:name="T44" style:family="text">
      <style:text-properties fo:color="#ff0000" style:font-name="Droid Sans Mono" fo:font-size="10.5pt" fo:font-weight="normal"/>
    </style:style>
    <style:style style:name="T45" style:family="text">
      <style:text-properties officeooo:rsid="00298e0d"/>
    </style:style>
    <style:style style:name="T46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47" style:family="text">
      <style:text-properties fo:font-size="14pt" style:font-size-asian="12.25pt" style:font-size-complex="14pt"/>
    </style:style>
    <style:style style:name="T48" style:family="text">
      <style:text-properties fo:font-size="14pt" fo:font-weight="normal" style:font-size-asian="12.25pt" style:font-weight-asian="normal" style:font-size-complex="14pt" style:font-weight-complex="normal"/>
    </style:style>
    <style:style style:name="T49" style:family="text">
      <style:text-properties fo:font-size="10.5pt" style:font-size-asian="9.14999961853027pt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осковский Авиационный Институт</text:p>
      <text:p text:style-name="P1">(Национальный Исследовательский Университет)</text:p>
      <text:p text:style-name="P1">Факультет информационных технологий и прикладной математики</text:p>
      <text:p text:style-name="P1">Кафедра вычислительной математики и программирования</text:p>
      <text:p text:style-name="P5"/>
      <text:p text:style-name="P5"/>
      <text:p text:style-name="P3"/>
      <text:p text:style-name="P3"/>
      <text:p text:style-name="P7"><text:span text:style-name="T1">Лабораторная работ №</text:span><text:span text:style-name="T2">2</text:span><text:span text:style-name="T1"> по курсу</text:span><text:span text:style-name="T3"> </text:span></text:p>
      <text:p text:style-name="P2">«Операционные системы»</text:p>
      <text:p text:style-name="P6"/>
      <text:p text:style-name="P5"/>
      <text:p text:style-name="P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/>
      <text:p text:style-name="P28"><text:span text:style-name="T4">Студент: </text:span><text:span text:style-name="T6">Девятерикова Александра Владимировна</text:span></text:p>
      <text:p text:style-name="P29">Группа: М80 <text:span text:style-name="T45">-</text:span>201Б-18</text:p>
      <text:p text:style-name="P30">Вариант: <text:span text:style-name="T29">5</text:span></text:p>
      <text:p text:style-name="P28"><text:span text:style-name="T4">Преподаватель: Соколов Андрей <text:s/></text:span><text:span text:style-name="T5">Алексеевич</text:span></text:p>
      <text:p text:style-name="P26">Оценка: ___________</text:p>
      <text:p text:style-name="P26">Дата: ___________</text:p>
      <text:p text:style-name="P27"/>
      <text:p text:style-name="P27"/>
      <text:p text:style-name="P27"/>
      <text:p text:style-name="P27"/>
      <text:p text:style-name="P27"/>
      <text:p text:style-name="P27"/>
      <text:p text:style-name="P27">Москва, 2019</text:p>
      <text:p text:style-name="P3"><text:soft-page-break/>Содержание</text:p>
      <text:list xml:id="list4228594251" text:style-name="WWNum1">
        <text:list-item>
          <text:p text:style-name="P39">Постановка задачи</text:p>
        </text:list-item>
        <text:list-item>
          <text:p text:style-name="P39">Общие сведения о программе</text:p>
        </text:list-item>
        <text:list-item>
          <text:p text:style-name="P39">Общий метод и алгоритм решения</text:p>
        </text:list-item>
        <text:list-item>
          <text:p text:style-name="P39">Основные файлы программы</text:p>
        </text:list-item>
        <text:list-item>
          <text:p text:style-name="P39">Демонстрация работы программы</text:p>
        </text:list-item>
        <text:list-item>
          <text:p text:style-name="P39">Вывод</text:p>
          <text:p text:style-name="P38">Постановка задачи</text:p>
        </text:list-item>
      </text:list>
      <text:p text:style-name="P4"><text:tab/></text:p>
      <text:p text:style-name="P25"><text:span text:style-name="T7"><text:tab/></text:span><text:span text:style-name="T15">На вход программе подается команда интерпретатора команд. Программа должна произвести вывод команды в верхнем регистре.</text:span></text:p>
      <text:p text:style-name="P25"><text:span text:style-name="T15"><text:tab/>Программа запускает в дочернем процессе интерпретатор команд </text:span><text:span text:style-name="T16">Shell</text:span><text:span text:style-name="T15"> и перенаправляет его вывод в родительский процесс, где происходит перевод вывода в верхний регистр и вывод результата в STDOUT.</text:span></text:p>
      <text:p text:style-name="P16"/>
      <text:p text:style-name="P20"><text:tab/>Общие сведения о программе</text:p>
      <text:p text:style-name="P20"/>
      <text:p text:style-name="P12"><text:span text:style-name="T28"><text:tab/></text:span><text:span text:style-name="T23">Программа компилируется из одного файла os_l2_v03.c. Используются заголовочные файлы </text:span><text:span text:style-name="T24">stdlib.h</text:span><text:span text:style-name="T25">, unistd.h</text:span><text:span text:style-name="T26">, </text:span><text:span text:style-name="T19">sys/types.h</text:span><text:span text:style-name="T25">. Используются следующие системные вызовы:</text:span></text:p>
      <text:list xml:id="list1985889921" text:style-name="L1">
        <text:list-item>
          <text:p text:style-name="P36"><text:span text:style-name="T21">w</text:span><text:span text:style-name="T20">rite </text:span><text:span text:style-name="T9">– для записи данных в</text:span><text:span text:style-name="T10"> канал и в</text:span><text:span text:style-name="T9"> STDOUT.</text:span></text:p>
        </text:list-item>
        <text:list-item>
          <text:p text:style-name="P36"><text:span text:style-name="T20">read</text:span><text:span text:style-name="T22"> </text:span><text:span text:style-name="T8">– </text:span><text:span text:style-name="T9">для чтения данных </text:span><text:span text:style-name="T10">из канала.</text:span></text:p>
        </text:list-item>
        <text:list-item>
          <text:p text:style-name="P36"><text:span text:style-name="T20">pipe</text:span><text:span text:style-name="T22"> </text:span><text:span text:style-name="T9">– для создания однонаправленного канала, через который могут общаться два процесса. Возвращает два дескриптора файлов: для чтения и для записи.</text:span></text:p>
        </text:list-item>
        <text:list-item>
          <text:p text:style-name="P36"><text:span text:style-name="T20">fork</text:span><text:span text:style-name="T22"> </text:span><text:span text:style-name="T8">– </text:span><text:span text:style-name="T9">для создания дочернего процесса.</text:span></text:p>
        </text:list-item>
        <text:list-item>
          <text:p text:style-name="P36"><text:span text:style-name="T20">execv</text:span><text:span text:style-name="T22"> </text:span><text:span text:style-name="T8">–</text:span><text:span text:style-name="T9"> для </text:span><text:span text:style-name="T10">замены дочернего процесса на процесс Shell.</text:span></text:p>
        </text:list-item>
        <text:list-item>
          <text:p text:style-name="P36"><text:span text:style-name="T20">close</text:span><text:span text:style-name="T22"> </text:span><text:span text:style-name="T10">– для закрытия каналов пайпа после окончания работы с ними.</text:span></text:p>
        </text:list-item>
        <text:list-item>
          <text:p text:style-name="P37"><text:span text:style-name="T13">d</text:span><text:span text:style-name="T12">up2</text:span><text:span text:style-name="T20"> </text:span><text:span text:style-name="T10">–</text:span><text:span text:style-name="T11"> для копирования STDOUT и STDERR в канал.</text:span></text:p>
        </text:list-item>
      </text:list>
      <text:p text:style-name="P19"/>
      <text:p text:style-name="P8"><text:span text:style-name="T20"><text:tab/></text:span><text:span text:style-name="T27">Общий метод и алгоритм решения</text:span></text:p>
      <text:p text:style-name="P21"/>
      <text:p text:style-name="P9"><text:span text:style-name="T27"><text:tab/></text:span><text:span text:style-name="T17">Дочерний процесс замещается процессом интерпретатора команд, пользователь вводит команды, интерпретатор их исполняет, вывод перенаправляется в родительский процесс, где он переводится в верхний регистр</text:span><text:span text:style-name="T18">.</text:span></text:p>
      <text:p text:style-name="P17"/>
      <text:p text:style-name="P10"><text:span text:style-name="T17"><text:tab/></text:span><text:span text:style-name="T27">Файлы программы</text:span></text:p>
      <text:p text:style-name="P22"/>
      <text:p text:style-name="P18">os_l2_v3.c</text:p>
      <text:p text:style-name="P23"/>
      <text:p text:style-name="P15"><text:span text:style-name="T32">#include</text:span><text:span text:style-name="T35"> </text:span><text:span text:style-name="T38">&lt;stdlib.h&gt;</text:span></text:p>
      <text:p text:style-name="P13"><text:span text:style-name="T30">#include</text:span><text:span text:style-name="T33"> </text:span><text:span text:style-name="T36">&lt;unistd.h&gt;</text:span></text:p>
      <text:p text:style-name="P13"><text:span text:style-name="T30">#include</text:span><text:span text:style-name="T33"> </text:span><text:span text:style-name="T36">&lt;sys/types.h&gt;</text:span></text:p>
      <text:p text:style-name="P24"/>
      <text:p text:style-name="P13"><text:span text:style-name="T33">int</text:span> <text:span text:style-name="T39">main</text:span>()</text:p>
      <text:p text:style-name="P13">{</text:p>
      <text:p text:style-name="P14">    <text:span text:style-name="T34">char</text:span><text:span text:style-name="T41"> *</text:span><text:span text:style-name="T42">argv</text:span><text:span text:style-name="T41">[</text:span><text:span text:style-name="T43">1</text:span><text:span text:style-name="T41">] = {</text:span><text:span text:style-name="T34">NULL</text:span><text:span text:style-name="T41">};</text:span></text:p>
      <text:p text:style-name="P14">    <text:span text:style-name="T34">int</text:span><text:span text:style-name="T41"> </text:span><text:span text:style-name="T42">fd</text:span><text:span text:style-name="T41">[</text:span><text:span text:style-name="T43">2</text:span><text:span text:style-name="T41">];</text:span></text:p>
      <text:p text:style-name="P14">    <text:span text:style-name="T31">if</text:span><text:span text:style-name="T41"> (</text:span><text:span text:style-name="T40">pipe</text:span><text:span text:style-name="T41">(fd) == -</text:span><text:span text:style-name="T43">1</text:span><text:span text:style-name="T41">)</text:span></text:p>
      <text:p text:style-name="P14">    <text:span text:style-name="T41">{</text:span></text:p>
      <text:p text:style-name="P14">        <text:span text:style-name="T40">write</text:span><text:span text:style-name="T41">(STDERR_FILENO, </text:span><text:span text:style-name="T37">"ERROR: no pipe</text:span><text:span text:style-name="T44">\n</text:span><text:span text:style-name="T37">"</text:span><text:span text:style-name="T41">, </text:span><text:span text:style-name="T43">15</text:span><text:span text:style-name="T41">);</text:span></text:p>
      <text:p text:style-name="P14"><text:soft-page-break/>        <text:span text:style-name="T40">exit</text:span><text:span text:style-name="T41">(EXIT_FAILURE);</text:span></text:p>
      <text:p text:style-name="P14">    <text:span text:style-name="T41">}</text:span></text:p>
      <text:p text:style-name="P24"/>
      <text:p text:style-name="P14">    <text:span text:style-name="T34">pid_t</text:span><text:span text:style-name="T41"> pid = </text:span><text:span text:style-name="T40">fork</text:span><text:span text:style-name="T41">();</text:span></text:p>
      <text:p text:style-name="P14">    </text:p>
      <text:p text:style-name="P14">    <text:span text:style-name="T31">if</text:span><text:span text:style-name="T41"> (pid &lt; </text:span><text:span text:style-name="T43">0</text:span><text:span text:style-name="T41">)</text:span></text:p>
      <text:p text:style-name="P14">    <text:span text:style-name="T41">{</text:span></text:p>
      <text:p text:style-name="P14">        <text:span text:style-name="T40">write</text:span><text:span text:style-name="T41">(STDERR_FILENO, </text:span><text:span text:style-name="T37">"ERROR: no fork</text:span><text:span text:style-name="T44">\n</text:span><text:span text:style-name="T37">"</text:span><text:span text:style-name="T41">, </text:span><text:span text:style-name="T43">15</text:span><text:span text:style-name="T41">);</text:span></text:p>
      <text:p text:style-name="P14">        <text:span text:style-name="T40">exit</text:span><text:span text:style-name="T41">(EXIT_FAILURE);</text:span></text:p>
      <text:p text:style-name="P14">    <text:span text:style-name="T41">}</text:span></text:p>
      <text:p text:style-name="P14">    <text:span text:style-name="T31">else</text:span><text:span text:style-name="T41"> </text:span><text:span text:style-name="T31">if</text:span><text:span text:style-name="T41"> (pid == </text:span><text:span text:style-name="T43">0</text:span><text:span text:style-name="T41">)</text:span></text:p>
      <text:p text:style-name="P14">    <text:span text:style-name="T41">{</text:span></text:p>
      <text:p text:style-name="P14">        <text:span text:style-name="T40">close</text:span><text:span text:style-name="T41">(</text:span><text:span text:style-name="T42">fd</text:span><text:span text:style-name="T41">[</text:span><text:span text:style-name="T43">0</text:span><text:span text:style-name="T41">]);</text:span></text:p>
      <text:p text:style-name="P14">        <text:span text:style-name="T40">dup2</text:span><text:span text:style-name="T41">(</text:span><text:span text:style-name="T42">fd</text:span><text:span text:style-name="T41">[</text:span><text:span text:style-name="T43">1</text:span><text:span text:style-name="T41">], STDOUT_FILENO);</text:span></text:p>
      <text:p text:style-name="P14">        <text:span text:style-name="T40">dup2</text:span><text:span text:style-name="T41">(</text:span><text:span text:style-name="T42">fd</text:span><text:span text:style-name="T41">[</text:span><text:span text:style-name="T43">1</text:span><text:span text:style-name="T41">], STDERR_FILENO);</text:span></text:p>
      <text:p text:style-name="P14">        <text:span text:style-name="T40">close</text:span><text:span text:style-name="T41">(</text:span><text:span text:style-name="T42">fd</text:span><text:span text:style-name="T41">[</text:span><text:span text:style-name="T43">1</text:span><text:span text:style-name="T41">]);</text:span></text:p>
      <text:p text:style-name="P14">        <text:span text:style-name="T40">execv</text:span><text:span text:style-name="T41">(</text:span><text:span text:style-name="T37">"/bin/sh"</text:span><text:span text:style-name="T41">, argv);</text:span></text:p>
      <text:p text:style-name="P14">        <text:span text:style-name="T40">write</text:span><text:span text:style-name="T41">(STDERR_FILENO, </text:span><text:span text:style-name="T37">"ERROR: no exec</text:span><text:span text:style-name="T44">\n</text:span><text:span text:style-name="T37">"</text:span><text:span text:style-name="T41">, </text:span><text:span text:style-name="T43">15</text:span><text:span text:style-name="T41">);</text:span></text:p>
      <text:p text:style-name="P14">    <text:span text:style-name="T41">}</text:span></text:p>
      <text:p text:style-name="P14">    <text:span text:style-name="T31">else</text:span></text:p>
      <text:p text:style-name="P14">    <text:span text:style-name="T41">{</text:span></text:p>
      <text:p text:style-name="P14">        <text:span text:style-name="T40">close</text:span><text:span text:style-name="T41">(</text:span><text:span text:style-name="T42">fd</text:span><text:span text:style-name="T41">[</text:span><text:span text:style-name="T43">1</text:span><text:span text:style-name="T41">]);</text:span></text:p>
      <text:p text:style-name="P14">        <text:span text:style-name="T34">char</text:span><text:span text:style-name="T41"> c;</text:span></text:p>
      <text:p text:style-name="P14">        <text:span text:style-name="T31">while</text:span><text:span text:style-name="T41">(</text:span><text:span text:style-name="T40">read</text:span><text:span text:style-name="T41">(</text:span><text:span text:style-name="T42">fd</text:span><text:span text:style-name="T41">[</text:span><text:span text:style-name="T43">0</text:span><text:span text:style-name="T41">], &amp;c, </text:span><text:span text:style-name="T34">sizeof</text:span><text:span text:style-name="T41">(</text:span><text:span text:style-name="T34">char</text:span><text:span text:style-name="T41">)) &gt; </text:span><text:span text:style-name="T43">0</text:span><text:span text:style-name="T41">)</text:span></text:p>
      <text:p text:style-name="P14">        <text:span text:style-name="T41">{</text:span></text:p>
      <text:p text:style-name="P14">            <text:span text:style-name="T31">if</text:span><text:span text:style-name="T41"> (c &gt;= </text:span><text:span text:style-name="T37">'a'</text:span><text:span text:style-name="T41"> &amp;&amp; c &lt;= </text:span><text:span text:style-name="T37">'z'</text:span><text:span text:style-name="T41">) c -= </text:span><text:span text:style-name="T43">32</text:span><text:span text:style-name="T41">;</text:span></text:p>
      <text:p text:style-name="P14">            <text:span text:style-name="T40">write</text:span><text:span text:style-name="T41">(STDOUT_FILENO, &amp;c, </text:span><text:span text:style-name="T34">sizeof</text:span><text:span text:style-name="T41">(</text:span><text:span text:style-name="T34">char</text:span><text:span text:style-name="T41">));</text:span></text:p>
      <text:p text:style-name="P14">        <text:span text:style-name="T41">}</text:span></text:p>
      <text:p text:style-name="P14">    <text:span text:style-name="T41">}</text:span></text:p>
      <text:p text:style-name="P13">}</text:p>
      <text:p text:style-name="P13"/>
      <text:p text:style-name="P11"><text:span text:style-name="T10"><text:tab/></text:span><text:span text:style-name="T14">Демонстрация работы программы</text:span></text:p>
      <text:p text:style-name="P32"/>
      <text:p text:style-name="P33">alexandra@swift-sf314-52:~/Labs/os$ ./a.out </text:p>
      <text:p text:style-name="P33">date</text:p>
      <text:p text:style-name="P33">Пт окт 18 17:29:52 MSK 2019</text:p>
      <text:p text:style-name="P33">ls</text:p>
      <text:p text:style-name="P33">A.OUT</text:p>
      <text:p text:style-name="P33">OS_L1_V01.C</text:p>
      <text:p text:style-name="P33">OS_L1_V02.C</text:p>
      <text:p text:style-name="P33">OS_L2_V03.C</text:p>
      <text:p text:style-name="P33">TEST1.TXT</text:p>
      <text:p text:style-name="P33">ls -l</text:p>
      <text:p text:style-name="P33">итого 36</text:p>
      <text:p text:style-name="P33">-RWXRWXR-X 1 ALEXANDRA ALEXANDRA 16840 окт 18 17:29 A.OUT</text:p>
      <text:p text:style-name="P33">-RW-RW-R-- 1 ALEXANDRA ALEXANDRA <text:s text:c="2"/>982 окт 11 13:00 OS_L1_V01.C</text:p>
      <text:p text:style-name="P33">-RW-R--R-- 1 ALEXANDRA ALEXANDRA <text:s/>1715 окт 12 14:15 OS_L1_V02.C</text:p>
      <text:p text:style-name="P33">-RW-RW-R-- 1 ALEXANDRA ALEXANDRA <text:s text:c="2"/>844 окт 18 17:23 OS_L2_V03.C</text:p>
      <text:p text:style-name="P33"><text:soft-page-break/>-RW-R--R-- 1 ALEXANDRA ALEXANDRA <text:s text:c="3"/>14 окт 18 17:24 TEST1.TXT</text:p>
      <text:p text:style-name="P33">cd ..</text:p>
      <text:p text:style-name="P33">pwd</text:p>
      <text:p text:style-name="P33">/HOME/ALEXANDRA/LABS</text:p>
      <text:p text:style-name="P33">ls</text:p>
      <text:p text:style-name="P33">2TEST1.TXT</text:p>
      <text:p text:style-name="P33">2TEST2.TXT</text:p>
      <text:p text:style-name="P33">A</text:p>
      <text:p text:style-name="P33">A.C</text:p>
      <text:p text:style-name="P33">A.OUT</text:p>
      <text:p text:style-name="P33">CAR</text:p>
      <text:p text:style-name="P33">GG</text:p>
      <text:p text:style-name="P33">HEH</text:p>
      <text:p text:style-name="P33">HEHH</text:p>
      <text:p text:style-name="P33">LOGPROG</text:p>
      <text:p text:style-name="P33">OOP</text:p>
      <text:p text:style-name="P33">OS</text:p>
      <text:p text:style-name="P33">TE</text:p>
      <text:p text:style-name="P33">TE.C</text:p>
      <text:p text:style-name="P33">TEORMEH</text:p>
      <text:p text:style-name="P33">TES.C</text:p>
      <text:p text:style-name="P33">TEST</text:p>
      <text:p text:style-name="P33">TEST.C</text:p>
      <text:p text:style-name="P33">TEST.CPP</text:p>
      <text:p text:style-name="P33">TESTT</text:p>
      <text:p text:style-name="P33">TESTT.C</text:p>
      <text:p text:style-name="P33">TIM.CODE-WORKSPACE</text:p>
      <text:p text:style-name="P33">TREE1.GED</text:p>
      <text:p text:style-name="P33">TREE.GED</text:p>
      <text:p text:style-name="P33">TREE.PL</text:p>
      <text:p text:style-name="P33">TWSTC.CPP</text:p>
      <text:p text:style-name="P33">find te*</text:p>
      <text:p text:style-name="P33">TE</text:p>
      <text:p text:style-name="P33">TE.C</text:p>
      <text:p text:style-name="P33">TEORMEH</text:p>
      <text:p text:style-name="P33">TEORMEH/MATAN.M</text:p>
      <text:p text:style-name="P33">TEORMEH/LAB1_1.M</text:p>
      <text:p text:style-name="P33">TEORMEH/LAB1_2.M</text:p>
      <text:p text:style-name="P33">TES.C</text:p>
      <text:p text:style-name="P33">TEST</text:p>
      <text:p text:style-name="P33">TEST.C</text:p>
      <text:p text:style-name="P33">TEST.CPP</text:p>
      <text:p text:style-name="P33">TESTT</text:p>
      <text:p text:style-name="P33">TESTT.C</text:p>
      <text:p text:style-name="P33"/>
      <text:p text:style-name="P34"><text:soft-page-break/><text:tab/><text:span text:style-name="T46">Выводы</text:span></text:p>
      <text:p text:style-name="P40"><text:tab/></text:p>
      <text:p text:style-name="P41"><text:tab/><text:span text:style-name="T48">В программе реализовано создание дочернего процесса, обмен данными между процессами с помощью канала и перенаправление вывода в канал. Программа полностью соответствует поставленному задани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2:51:31.154861066</meta:creation-date>
    <dc:date>2019-10-19T13:45:04.907913237</dc:date>
    <meta:editing-duration>PT1H39M11S</meta:editing-duration>
    <meta:editing-cycles>3</meta:editing-cycles>
    <meta:generator>LibreOffice/6.2.7.1$Linux_X86_64 LibreOffice_project/20$Build-1</meta:generator>
    <meta:document-statistic meta:table-count="0" meta:image-count="0" meta:object-count="0" meta:page-count="6" meta:paragraph-count="139" meta:word-count="465" meta:character-count="3546" meta:non-whitespace-character-count="2994"/>
  </office:meta>
</office:document-meta>
</file>